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hance" svg:font-family="Chance" style:font-pitch="variable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625in" fo:margin-left="0.7542in" table:align="left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text-underline-style="none" officeooo:rsid="03aaa984" officeooo:paragraph-rsid="00098cbb"/>
    </style:style>
    <style:style style:name="P2" style:family="paragraph" style:parent-style-name="Standard">
      <style:paragraph-properties fo:line-height="150%"/>
      <style:text-properties style:text-underline-style="none" officeooo:rsid="0053e210" officeooo:paragraph-rsid="00098cbb"/>
    </style:style>
    <style:style style:name="P3" style:family="paragraph" style:parent-style-name="Standard">
      <style:paragraph-properties fo:line-height="150%"/>
      <style:text-properties style:text-underline-style="none" officeooo:rsid="0010aa5d" officeooo:paragraph-rsid="00098cbb"/>
    </style:style>
    <style:style style:name="P4" style:family="paragraph" style:parent-style-name="Standard">
      <style:text-properties style:text-underline-style="none" officeooo:rsid="0010aa5d" officeooo:paragraph-rsid="00098cbb"/>
    </style:style>
    <style:style style:name="P5" style:family="paragraph" style:parent-style-name="Standard">
      <style:paragraph-properties fo:line-height="150%"/>
      <style:text-properties style:text-underline-style="none" officeooo:rsid="00373677" officeooo:paragraph-rsid="00098cbb"/>
    </style:style>
    <style:style style:name="P6" style:family="paragraph" style:parent-style-name="Standard">
      <style:paragraph-properties fo:line-height="150%"/>
      <style:text-properties style:text-underline-style="none" officeooo:rsid="003b2948" officeooo:paragraph-rsid="00098cbb"/>
    </style:style>
    <style:style style:name="P7" style:family="paragraph" style:parent-style-name="Standard">
      <style:paragraph-properties fo:line-height="150%"/>
      <style:text-properties style:text-underline-style="none" officeooo:rsid="002febf7" officeooo:paragraph-rsid="00098cbb"/>
    </style:style>
    <style:style style:name="P8" style:family="paragraph" style:parent-style-name="Standard">
      <style:text-properties style:text-underline-style="none" officeooo:rsid="00209b5a" officeooo:paragraph-rsid="00098cbb"/>
    </style:style>
    <style:style style:name="P9" style:family="paragraph" style:parent-style-name="Standard">
      <style:text-properties style:text-underline-style="none" officeooo:rsid="00201670" officeooo:paragraph-rsid="00098cbb"/>
    </style:style>
    <style:style style:name="P10" style:family="paragraph" style:parent-style-name="Standard">
      <style:text-properties style:text-underline-style="none" officeooo:rsid="00695a4a" officeooo:paragraph-rsid="00098cbb"/>
    </style:style>
    <style:style style:name="P11" style:family="paragraph" style:parent-style-name="Standard">
      <style:text-properties style:text-underline-style="none" officeooo:rsid="00270c70" officeooo:paragraph-rsid="00098cbb"/>
    </style:style>
    <style:style style:name="P12" style:family="paragraph" style:parent-style-name="Standard">
      <style:text-properties style:text-underline-style="none" officeooo:rsid="02982502" officeooo:paragraph-rsid="00098cbb"/>
    </style:style>
    <style:style style:name="P13" style:family="paragraph" style:parent-style-name="Standard">
      <style:text-properties style:text-underline-style="none" officeooo:rsid="02958057" officeooo:paragraph-rsid="00098cbb"/>
    </style:style>
    <style:style style:name="P14" style:family="paragraph" style:parent-style-name="Standard">
      <style:paragraph-properties fo:text-align="center" style:justify-single-word="false"/>
      <style:text-properties fo:font-size="20pt" fo:font-weight="normal" officeooo:paragraph-rsid="00098cbb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209b5a" officeooo:paragraph-rsid="00098cbb"/>
    </style:style>
    <style:style style:name="P16" style:family="paragraph" style:parent-style-name="Standard">
      <style:text-properties officeooo:rsid="00209b5a" officeooo:paragraph-rsid="00098cbb"/>
    </style:style>
    <style:style style:name="P17" style:family="paragraph" style:parent-style-name="Standard">
      <style:text-properties officeooo:rsid="00201670" officeooo:paragraph-rsid="00098cbb"/>
    </style:style>
    <style:style style:name="P18" style:family="paragraph" style:parent-style-name="Standard">
      <style:text-properties officeooo:rsid="0010d0a3" officeooo:paragraph-rsid="00098cbb"/>
    </style:style>
    <style:style style:name="P19" style:family="paragraph" style:parent-style-name="Standard">
      <style:text-properties officeooo:rsid="0024515a" officeooo:paragraph-rsid="00098cbb"/>
    </style:style>
    <style:style style:name="P20" style:family="paragraph" style:parent-style-name="Standard">
      <style:text-properties officeooo:rsid="007d5a2b" officeooo:paragraph-rsid="00098cbb"/>
    </style:style>
    <style:style style:name="P21" style:family="paragraph" style:parent-style-name="Standard">
      <style:text-properties officeooo:paragraph-rsid="00098cbb"/>
    </style:style>
    <style:style style:name="P22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 officeooo:paragraph-rsid="00098cbb"/>
    </style:style>
    <style:style style:name="P23" style:family="paragraph" style:parent-style-name="Heading">
      <style:paragraph-properties fo:text-align="center" style:justify-single-word="false"/>
      <style:text-properties officeooo:paragraph-rsid="00098cbb"/>
    </style:style>
    <style:style style:name="P24" style:family="paragraph" style:parent-style-name="Text_20_body">
      <style:paragraph-properties fo:text-align="center" style:justify-single-word="false"/>
      <style:text-properties style:text-position="sub 58%" officeooo:rsid="00373677" officeooo:paragraph-rsid="00098cbb"/>
    </style:style>
    <style:style style:name="P25" style:family="paragraph" style:parent-style-name="Text_20_body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paragraph-rsid="00098cbb"/>
    </style:style>
    <style:style style:name="P26" style:family="paragraph" style:parent-style-name="Title">
      <style:text-properties style:text-outline="true" fo:font-size="24pt" officeooo:paragraph-rsid="00098cbb" style:font-size-asian="24pt" style:font-size-complex="24pt"/>
    </style:style>
    <style:style style:name="P27" style:family="paragraph" style:parent-style-name="Subtitle">
      <style:text-properties fo:font-size="20pt" officeooo:paragraph-rsid="00098cbb" style:font-size-asian="20pt" style:font-size-complex="20pt"/>
    </style:style>
    <style:style style:name="P28" style:family="paragraph" style:parent-style-name="Heading_20_2">
      <style:paragraph-properties fo:text-align="center" style:justify-single-word="false"/>
      <style:text-properties officeooo:paragraph-rsid="00098cbb"/>
    </style:style>
    <style:style style:name="P29" style:family="paragraph" style:parent-style-name="Table_20_Contents">
      <style:paragraph-properties fo:text-align="end" style:justify-single-word="false"/>
      <style:text-properties officeooo:rsid="00373677" officeooo:paragraph-rsid="00098cbb"/>
    </style:style>
    <style:style style:name="P30" style:family="paragraph" style:parent-style-name="Table_20_Contents">
      <style:paragraph-properties fo:line-height="150%" fo:text-align="end" style:justify-single-word="false"/>
      <style:text-properties style:font-name="Chance" officeooo:rsid="00373677" officeooo:paragraph-rsid="00098cbb"/>
    </style:style>
    <style:style style:name="P31" style:family="paragraph" style:parent-style-name="Table_20_Contents">
      <style:paragraph-properties fo:line-height="150%" fo:text-align="end" style:justify-single-word="false"/>
      <style:text-properties style:font-name="Chance" officeooo:rsid="003b2948" officeooo:paragraph-rsid="00098cbb"/>
    </style:style>
    <style:style style:name="P32" style:family="paragraph" style:parent-style-name="Table_20_Contents">
      <style:text-properties officeooo:paragraph-rsid="00098cbb"/>
    </style:style>
    <style:style style:name="T1" style:family="text">
      <style:text-properties officeooo:rsid="003850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73677" style:font-style-asian="italic" style:font-style-complex="italic"/>
    </style:style>
    <style:style style:name="T4" style:family="text">
      <style:text-properties fo:font-style="italic" officeooo:rsid="00331d75" style:font-style-asian="italic" style:font-style-complex="italic"/>
    </style:style>
    <style:style style:name="T5" style:family="text">
      <style:text-properties style:text-position="sub 58%" officeooo:rsid="00373677"/>
    </style:style>
    <style:style style:name="T6" style:family="text">
      <style:text-properties officeooo:rsid="00373677"/>
    </style:style>
    <style:style style:name="T7" style:family="text">
      <style:text-properties style:font-name="Chance"/>
    </style:style>
    <style:style style:name="T8" style:family="text">
      <style:text-properties style:text-position="0% 100%" style:text-underline-style="none" fo:font-weight="bold" officeooo:rsid="00373677" style:font-weight-asian="bold" style:font-weight-complex="bold"/>
    </style:style>
    <style:style style:name="T9" style:family="text">
      <style:text-properties style:text-position="0% 100%" style:font-name="DoloresCyr"/>
    </style:style>
    <style:style style:name="T10" style:family="text">
      <style:text-properties officeooo:rsid="007c03cd"/>
    </style:style>
    <style:style style:name="T11" style:family="text">
      <style:text-properties officeooo:rsid="0038d5ce"/>
    </style:style>
    <style:style style:name="T12" style:family="text">
      <style:text-properties officeooo:rsid="00201670"/>
    </style:style>
    <style:style style:name="T13" style:family="text">
      <style:text-properties officeooo:rsid="0075c40f"/>
    </style:style>
    <style:style style:name="T14" style:family="text">
      <style:text-properties fo:font-variant="normal" fo:text-transform="none" fo:color="#252525" style:font-name="Liberation Serif" fo:font-size="13pt" fo:letter-spacing="normal" fo:font-style="normal" fo:font-weight="normal" officeooo:rsid="0010dad4" style:font-size-asian="13pt" style:font-size-complex="13pt"/>
    </style:style>
    <style:style style:name="T15" style:family="text">
      <style:text-properties officeooo:rsid="00661801"/>
    </style:style>
    <style:style style:name="T16" style:family="text">
      <style:text-properties fo:font-size="13pt" officeooo:rsid="00661801" style:font-size-asian="13pt" style:font-size-complex="13pt"/>
    </style:style>
    <style:style style:name="T17" style:family="text">
      <style:text-properties officeooo:rsid="006bebf3"/>
    </style:style>
    <style:style style:name="T18" style:family="text">
      <style:text-properties officeooo:rsid="028ed4e5"/>
    </style:style>
    <style:style style:name="T19" style:family="text">
      <style:text-properties officeooo:rsid="028feac5"/>
    </style:style>
    <style:style style:name="T20" style:family="text">
      <style:text-properties officeooo:rsid="0290ed53"/>
    </style:style>
    <style:style style:name="T21" style:family="text">
      <style:text-properties officeooo:rsid="0066d3f9"/>
    </style:style>
    <style:style style:name="T22" style:family="text">
      <style:text-properties officeooo:rsid="029209a4"/>
    </style:style>
    <style:style style:name="T23" style:family="text">
      <style:text-properties officeooo:rsid="02975059"/>
    </style:style>
    <style:style style:name="T24" style:family="text">
      <style:text-properties officeooo:rsid="0083aa2a"/>
    </style:style>
    <style:style style:name="T25" style:family="text">
      <style:text-properties officeooo:rsid="00685005"/>
    </style:style>
    <style:style style:name="T26" style:family="text">
      <style:text-properties officeooo:rsid="02929e13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6a6277"/>
    </style:style>
    <style:style style:name="T29" style:family="text">
      <style:text-properties officeooo:rsid="0025c060"/>
    </style:style>
    <style:style style:name="T30" style:family="text">
      <style:text-properties officeooo:rsid="006d0672"/>
    </style:style>
    <style:style style:name="T31" style:family="text">
      <style:text-properties officeooo:rsid="02982502"/>
    </style:style>
    <style:style style:name="T32" style:family="text">
      <style:text-properties officeooo:rsid="007d5a2b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29426ee"/>
    </style:style>
    <style:style style:name="T35" style:family="text">
      <style:text-properties style:text-underline-style="none" officeooo:rsid="007d5a2b"/>
    </style:style>
    <style:style style:name="T36" style:family="text">
      <style:text-properties style:text-underline-style="none" officeooo:rsid="00209b5a"/>
    </style:style>
    <style:style style:name="T37" style:family="text">
      <style:text-properties style:text-underline-style="none" officeooo:rsid="00691247"/>
    </style:style>
    <style:style style:name="T38" style:family="text">
      <style:text-properties style:text-underline-style="none" officeooo:rsid="0079b2b6"/>
    </style:style>
    <style:style style:name="T39" style:family="text">
      <style:text-properties officeooo:rsid="00695a4a"/>
    </style:style>
    <style:style style:name="T40" style:family="text">
      <style:text-properties officeooo:rsid="029426ee"/>
    </style:style>
    <style:style style:name="T41" style:family="text">
      <style:text-properties officeooo:rsid="007e98de"/>
    </style:style>
    <style:style style:name="T42" style:family="text">
      <style:text-properties officeooo:rsid="007e703e"/>
    </style:style>
    <style:style style:name="T43" style:family="text">
      <style:text-properties officeooo:rsid="006eff46"/>
    </style:style>
    <style:style style:name="T44" style:family="text">
      <style:text-properties officeooo:rsid="0010aa5d"/>
    </style:style>
    <style:style style:name="T45" style:family="text">
      <style:text-properties officeooo:rsid="02958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26"><text:span text:style-name="T1">… а, так вот и текём тут себе, да </text:span>...</text:p>
      <text:p text:style-name="P27"><text:s/><text:span text:style-name="T3">(</text:span><text:span text:style-name="T2">или </text:span><text:span text:style-name="T4">хулиганский роман в одном, </text:span></text:p>
      <text:p text:style-name="P27"><text:span text:style-name="T4">но </text:span><text:span text:style-name="T2">очень длинно</text:span><text:span text:style-name="T4">м</text:span><text:span text:style-name="T2"> письм</text:span><text:span text:style-name="T4">е</text:span><text:span text:style-name="T2"> </text:span></text:p>
      <text:p text:style-name="P27"><text:span text:style-name="T2">про совсем краткую жизнь</text:span><text:span text:style-name="T3">)</text:span> </text:p>
      <text:p text:style-name="P27"/>
      <text:p text:style-name="P15">- - - - - - - - - - - - - - - --</text:p>
      <text:p text:style-name="P16"/>
      <text:h text:style-name="P28" text:outline-level="2"><text:span text:style-name="T5">*** <text:s text:c="3"/></text:span><text:span text:style-name="T6">о</text:span>главление<text:span text:style-name="T5"> <text:s text:c="2"/>***</text:span></text:h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29"><text:span text:style-name="T7">стр</text:span>.</text:p>
          </table:table-cell>
        </table:table-row>
        <table:table-row>
          <table:table-cell table:style-name="Table2.A1" office:value-type="string">
            <text:p text:style-name="P2"><text:bookmark-ref text:reference-format="text" text:ref-name="__RefHeading__53453_81247619">***   типа, предисловие   ***</text:bookmark-ref></text:p>
          </table:table-cell>
          <table:table-cell table:style-name="Table2.A1" office:value-type="string">
            <text:p text:style-name="P30"><text:bookmark-ref text:reference-format="page" text:ref-name="__RefHeading__53453_81247619">2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73_81247619">Error: Reference source not found</text:bookmark-ref></text:p>
          </table:table-cell>
          <table:table-cell table:style-name="Table2.A1" office:value-type="string">
            <text:p text:style-name="P30"><text:bookmark-ref text:reference-format="page" text:ref-name="__RefHeading__53473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5"><text:bookmark-ref text:reference-format="text" text:ref-name="__RefHeading__53475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75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77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77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79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79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81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81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83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83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85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85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87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87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89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89_81247619">Error: Reference source not found</text:bookmark-ref><text:soft-page-break/></text:p>
          </table:table-cell>
        </table:table-row>
        <table:table-row>
          <table:table-cell table:style-name="Table2.A1" office:value-type="string">
            <text:p text:style-name="P6"><text:bookmark-ref text:reference-format="text" text:ref-name="__RefHeading__53491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91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7"><text:bookmark-ref text:reference-format="text" text:ref-name="__RefHeading__53493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93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495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495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555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555_81247619">Error: Reference source not found</text:bookmark-ref></text:p>
          </table:table-cell>
        </table:table-row>
        <table:table-row>
          <table:table-cell table:style-name="Table2.A1" office:value-type="string">
            <text:p text:style-name="P3"><text:bookmark-ref text:reference-format="text" text:ref-name="__RefHeading__53557_81247619">Error: Reference source not found</text:bookmark-ref></text:p>
          </table:table-cell>
          <table:table-cell table:style-name="Table2.A1" office:value-type="string">
            <text:p text:style-name="P31"><text:bookmark-ref text:reference-format="page" text:ref-name="__RefHeading__53557_81247619">Error: Reference source not found</text:bookmark-ref></text:p>
          </table:table-cell>
        </table:table-row>
      </table:table>
      <text:p text:style-name="P8"/>
      <text:p text:style-name="P16"/>
      <text:p text:style-name="P21"/>
      <text:p text:style-name="P25"/>
      <text:h text:style-name="P28" text:outline-level="2"><text:bookmark-start text:name="__RefHeading__53453_81247619"/><text:span text:style-name="T8">*** <text:s text:c="2"/></text:span><text:span text:style-name="T9">типа, предисловие</text:span><text:span text:style-name="T8"> <text:s text:c="2"/>***</text:span><text:bookmark-end text:name="__RefHeading__53453_81247619"/></text:h>
      <text:p text:style-name="P16"/>
      <text:p text:style-name="P22">извинения</text:p>
      <text:p text:style-name="P16"><text:span text:style-name="T10">При </text:span>патологической неспособности <text:span text:style-name="T10">к </text:span>выдум<text:span text:style-name="T10">ке и</text:span> фантази<text:span text:style-name="T10">и</text:span>, <text:span text:style-name="T11">я вынужден</text:span> писать<text:span text:style-name="T12"> правду, одну только правду и ничего кроме правды; иными словами — лишь о том, что увидел, почувствовал, пережил лично и не более того.</text:span></text:p>
      <text:p text:style-name="P17"/>
      <text:p text:style-name="P17"><text:span text:style-name="T13">Из-за такой вот ограниченности мне никак не угнаться за</text:span> ф<text:span text:style-name="T14">э́</text:span>нтези-<text:span text:style-name="T15">п</text:span><text:span text:style-name="T16">и́</text:span><text:span text:style-name="T15">сцами <text:s/>— <text:s text:c="2"/>не получается <text:s/></text:span>пропус<text:span text:style-name="T17">тить</text:span> через себя <text:span text:style-name="T18">всё, что угодно и далеко не через всё удаётся пройти</text:span>.</text:p>
      <text:p text:style-name="P17"/>
      <text:p text:style-name="P22">содержание</text:p>
      <text:p text:style-name="P18">Роман состоит из <text:span text:style-name="T18">длинного</text:span> названия, краткого эпиграфа и <text:span text:style-name="T18">продолжительного</text:span> текста.</text:p>
      <text:p text:style-name="P17"><text:span text:style-name="T19">Не всякий согласиться принять на веру истинность повествования, или вообще принять — не отшатнуться от <text:s/>представленного</text:span> <text:span text:style-name="T19">тут — <text:s/>и</text:span> скажут <text:span text:style-name="T20">они</text:span>: «нет! <text:span text:style-name="T21">так</text:span> не <text:s/>бы<text:span text:style-name="T21">вае</text:span>т! <text:span text:style-name="T22">никогда!</text:span>»;<text:span text:style-name="T15"> беспрекословно и незамедлительно, посоветую</text:span> <text:span text:style-name="T22">им </text:span>отлож<text:span text:style-name="T10">ить</text:span> <text:span text:style-name="T19">про</text:span>чтение до той поры, когда <text:span text:style-name="T21">правда без прикрас </text:span>станет очевидной <text:span text:style-name="T20">и для них; ну, а коли такая пора не наступит, искренне позавидую — есть же счастливчики!</text:span></text:p>
      <text:p text:style-name="P17"/>
      <text:p text:style-name="P19">Несмотря на повествование от первого лица, роман этот <text:span text:style-name="T10">не обо мне, в нём отражены мы</text:span> — поколени<text:span text:style-name="T22">е</text:span> прошедше<text:span text:style-name="T22">е</text:span> <text:span text:style-name="T23">самую</text:span> <text:span text:style-name="T24">великую и прекрасную эпоху с момента сотворения мира. </text:span></text:p>
      <text:p text:style-name="P19"><text:span text:style-name="T24">От неё</text:span> <text:span text:style-name="T23">сегодня рады б отмахнуться, наклеив пару </text:span><text:s/>ярлыков, <text:span text:style-name="T23">крест-накрест, </text:span>— «застой» <text:span text:style-name="T23">и</text:span> «перестройка»; <text:s/><text:span text:style-name="T23">но во </text:span>вс<text:span text:style-name="T23">ей</text:span> мир<text:span text:style-name="T25">овой</text:span> истори<text:span text:style-name="T23">и нет периода </text:span>лучш<text:span text:style-name="T26">е</text:span> — <text:span text:style-name="T26">ведь именно в нём</text:span> так молоды мы были.</text:p>
      <text:p text:style-name="P19"/>
      <text:p text:style-name="P23"><text:soft-page-break/><text:span text:style-name="T27">стиль, язык и </text:span><text:span text:style-name="T28">возрастной ценз</text:span></text:p>
      <text:p text:style-name="P19"><text:span text:style-name="T23">Л</text:span>юбое <text:span text:style-name="T23">и всякое </text:span>поколение, <text:span text:style-name="T23">без исключений,</text:span> <text:span text:style-name="T10">неминуемо </text:span>проходит через <text:span text:style-name="T10">молодость </text:span>— <text:span text:style-name="T23">спору нет</text:span>, <text:span text:style-name="T23">однако</text:span> не <text:span text:style-name="T23">каждое</text:span> удосуживается оставить эпистолярн<text:span text:style-name="T29">о-нерукотворный</text:span> памятник <text:s/>в стиле оголтелого реализма <text:span text:style-name="T25">(то есть, где балом правит правда, без оглядки на писанные и теневые законы)</text:span>. </text:p>
      <text:p text:style-name="P19"/>
      <text:p text:style-name="P20"><text:span text:style-name="T26">Переходя от стиля к языку, следует отметить факт наличия</text:span> <text:s/>в <text:span text:style-name="T30">текст </text:span>вкраплени<text:span text:style-name="T30">й </text:span><text:s/>ненормативной лексики. </text:p>
      <text:p text:style-name="P17"/>
      <text:p text:style-name="P17"><text:span text:style-name="T31">Рачительным и трепетным с</text:span>трада<text:span text:style-name="T25">льцам за</text:span> <text:s/><text:span text:style-name="T25">стерильность</text:span> «<text:span text:style-name="T26">великого и могучего»</text:span> <text:span text:style-name="T25">некоторые из употреблённых в памятнике выражения </text:span>мо<text:span text:style-name="T25">гу</text:span>т показаться слишком вольным<text:span text:style-name="T32">и. </text:span></text:p>
      <text:p text:style-name="P20">Однако, уродовать живые слова ханжескими многоточиями не хочу. </text:p>
      <text:p text:style-name="P17"><text:span text:style-name="T30">Глубоко уважая <text:s/>право стерилизаторов на чопорность и губки бантиком,</text:span> могу лишь <text:span text:style-name="T34">повторить</text:span><text:span text:style-name="T33"> </text:span><text:span text:style-name="T34">сказанное в другом месте (http://maht.alwaysdata.net/#mat),</text:span><text:span text:style-name="T33"> </text:span><text:span text:style-name="T34">м</text:span><text:span text:style-name="T33">ат — плоть от плоти живого языка. </text:span></text:p>
      <text:p text:style-name="P9"/>
      <text:p text:style-name="P17"><text:span text:style-name="T35">Они</text:span><text:span text:style-name="T36">, </text:span><text:span text:style-name="T37">безусловно</text:span><text:span text:style-name="T36">, <text:s/>правы, что мат — это бич, но</text:span><text:span text:style-name="T37"> </text:span><text:span text:style-name="T36">без бича </text:span><text:span text:style-name="T37">порой </text:span><text:span text:style-name="T36">не обойтись и, </text:span><text:span text:style-name="T33"><text:s/>стара</text:span><text:span text:style-name="T37">ясь</text:span><text:span text:style-name="T33"> </text:span><text:span text:style-name="T37">делать жизнь</text:span><text:span text:style-name="T33"> не по лжи </text:span><text:span text:style-name="T37">и писать о ней правду</text:span><text:span text:style-name="T33">, не</text:span><text:span text:style-name="T37">льзя </text:span><text:span text:style-name="T38">обойти молчанием</text:span><text:span text:style-name="T37"> оборот</text:span><text:span text:style-name="T38">ы</text:span><text:span text:style-name="T37"> естественной</text:span><text:span text:style-name="T33"> лексики. </text:span></text:p>
      <text:p text:style-name="P9"/>
      <text:p text:style-name="P8">Поэтому не рекоменду<text:span text:style-name="T39">ю</text:span> читать <text:span text:style-name="T40">данный</text:span> <text:span text:style-name="T41">хулиганский </text:span>роман <text:span text:style-name="T41">детям</text:span> до 18 лет, <text:span text:style-name="T39">а также</text:span> лицам, которые и до пенсии не выходят за пределы указанного возраста.</text:p>
      <text:p text:style-name="P10"/>
      <text:p text:style-name="P22">технические замечания</text:p>
      <text:p text:style-name="P11">Письма не принято делить на части и <text:span text:style-name="T42">на </text:span>главы — письмо, <text:span text:style-name="T32">оно и есть</text:span> письмо. </text:p>
      <text:p text:style-name="P4"><text:span text:style-name="T43">Вместе с тем</text:span>, <text:span text:style-name="T43">лишить</text:span> читателя всякого ориентира, <text:span text:style-name="T43">оставить</text:span> без карты и компаса посреди безбрежных сотен и сотен страниц во все стороны — <text:span text:style-name="T40">вопиющая</text:span> бесчеловечность; <text:span text:style-name="T43">чувство сострадания к подобным себе гуманоидам </text:span>вы<text:span text:style-name="T43">лилось в</text:span> <text:span text:style-name="T11">добавление</text:span> оглавлени<text:span text:style-name="T43">я</text:span>.</text:p>
      <text:p text:style-name="P12">Ну, разве я не человеколюб после этого?</text:p>
      <text:p text:style-name="P4"/>
      <text:p text:style-name="P11"><text:span text:style-name="T11">Плюс к тому</text:span>, интернет диктует <text:span text:style-name="T43">собственные</text:span> законы публикации — <text:span text:style-name="T43">вынь да положь ему список</text:span> страниц <text:span text:style-name="T44">сайта! </text:span></text:p>
      <text:p text:style-name="P4">(Первоначально роман был опубликован на личном сайте автора: http://sumizdut.narod.ru/volume-5/index.html)</text:p>
      <text:p text:style-name="P11"/>
      <text:p text:style-name="P22">изъявления благодарности</text:p>
      <text:p text:style-name="P11">Благодарю всех, чьи имена упом<text:span text:style-name="T45">инаются</text:span> в романе, <text:span text:style-name="T45">а также</text:span> тех, кого тут нет (<text:span text:style-name="T45">и</text:span> таких <text:span text:style-name="T23">куда </text:span>больше, <text:span text:style-name="T23">и </text:span><text:s/>их <text:span text:style-name="T23">заслуга в том, что этот роман всё же написан,</text:span> <text:span text:style-name="T23">никак </text:span>не меньш<text:span text:style-name="T23">е</text:span>).</text:p>
      <text:p text:style-name="P11"><text:span text:style-name="T23">А</text:span>, самое главное, благодарю вас, кто прочёл хотя бы и до сюда, <text:span text:style-name="T23">до этой вот строки</text:span>.</text:p>
      <text:p text:style-name="P11">Любая книга — плод коллективного труда бригады из читателя и автора. </text:p>
      <text:p text:style-name="P11">Благодарю за сотрудничество, с вами приятно было поработать.</text:p>
      <text:p text:style-name="P11"/>
      <text:p text:style-name="P11">Ну, а дальше <text:span text:style-name="T43">уж </text:span>решайте сами — <text:span text:style-name="T42">стóит ли</text:span> выплывать за буйки этого, типа, предисловия.</text:p>
      <text:p text:style-name="P13">Кто его знает куда может течением занести.</text:p>
      <text:p text:style-name="P8"><text:span text:style-name="T40">З</text:span>а последствия не отвечаю, а кто не спрятался <text:span text:style-name="T45">и гребёт дальше </text:span>— я не виноват.</text:p>
      <text:p text:style-name="P8"/>
      <text:p text:style-name="P1">&lt;a href="https://www.dropbox.com/s/2md0lbeclhstlct/%27...%20%D0%B0%2C%20%D1%82%D0%B0%D0%BA%20...%27.pdf?dl=0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hance" svg:font-family="Chance" style:font-pitch="variable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6:40:25.323307689</meta:creation-date>
    <dc:date>2017-02-27T16:41:58.409560359</dc:date>
    <dc:creator>sehrguey </dc:creator>
    <meta:editing-duration>PT1M33S</meta:editing-duration>
    <meta:editing-cycles>1</meta:editing-cycles>
    <meta:document-statistic meta:table-count="1" meta:image-count="0" meta:object-count="0" meta:page-count="3" meta:paragraph-count="69" meta:word-count="715" meta:character-count="4811" meta:non-whitespace-character-count="4104"/>
    <meta:generator>LibreOffice/4.3.3.2$Linux_x86 LibreOffice_project/430m0$Build-2</meta:generator>
  </office:meta>
</office:document-meta>
</file>